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3.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line-height="150%" fo:text-align="start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3" draw:layer="layout" svg:width="25.199cm" svg:height="13.6cm" svg:x="1.4cm" svg:y="1cm" presentation:class="subtitle" presentation:user-transformed="true">
          <draw:text-box>
            <text:p text:style-name="P1"><text:span text:style-name="T1">E</text:span><text:span text:style-name="T2">xercice : Créer un index des noms de personnages et de lieux</text:span></text:p>
            <text:p text:style-name="P1"><text:span text:style-name="T1"/></text:p>
            <text:p text:style-name="P2"><text:span text:style-name="T3">- Structurer le texte de Victor Hugo (VH.txt) dans un fichier XML-TEI ;</text:span></text:p>
            <text:p text:style-name="P2"><text:span text:style-name="T3">- Créer les </text:span><text:span text:style-name="T4">métadonnées</text:span><text:span text:style-name="T3"> du fichier dans le TEIheader ;</text:span></text:p>
            <text:p text:style-name="P2"><text:span text:style-name="T3">- Constituer, à l’aide de </text:span><text:span text:style-name="T5">TEIguidelines</text:span><text:span text:style-name="T3">, un index des noms de personnages et de lieux du texte de Victor Hugo. Veillez à expliquer dans des commentaires votre choix de balisage en ajoutant un lien vers la documentatio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5:43:50.191297901</meta:creation-date>
    <dc:date>2018-10-01T17:01:16.010555416</dc:date>
    <meta:editing-duration>PT9M47S</meta:editing-duration>
    <meta:editing-cycles>3</meta:editing-cycles>
    <meta:generator>LibreOffice/6.0.2.1$MacOSX_X86_64 LibreOffice_project/f7f06a8f319e4b62f9bc5095aa112a65d2f3ac89</meta:generator>
    <meta:document-statistic meta:object-count="24"/>
  </office:meta>
</office:document-meta>
</file>